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LeastXVerificationTest.shouldVerifyAtLeastX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LeastXVerificationTest.shouldFailVerificationAtLeastXTi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LeastXVerificationTest.shouldAllowAtLeastZeroForTheSakeOfVerifyNoMoreInteractionsSome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